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ea353"/>
    </style:style>
    <style:style style:name="P2" style:family="paragraph" style:parent-style-name="Standard" style:list-style-name="L1">
      <style:text-properties officeooo:paragraph-rsid="001ea353"/>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Una casa de comidas para llevar necesita el procesamiento de los pedidos de combos realizados por los clientes durante agosto de 2022. De cada pedido se conoce el número del cliente, día, cantidad de combos y monto pagado.</text:p>
      <text:p text:style-name="Standard"/>
      <text:list xml:id="list310780305" text:style-name="L1">
        <text:list-item>
          <text:p text:style-name="P2">Implementar un módulo que lea pedidos, genere y retorne una estructura adecuada para la búsqueda por número de cliente, donde para cada número de cliente. se almacenen juntos todos sus pedidos (día, cantidad de combos y monto) que realizó. La lectura finaliza con numero de cliente 0.</text:p>
        </text:list-item>
        <text:list-item>
          <text:p text:style-name="P2">Implementar un módulo que reciba la estructura generada en a) y un número de cliente, y retorne todos los pedidos que realizó dicho cliente.</text:p>
        </text:list-item>
        <text:list-item>
          <text:p text:style-name="P2">Realice un módulo recursivo que reciba la información retornada en el inciso b) y retorne el monto total abonado por el cliente.</text:p>
        </text:list-item>
      </text:list>
      <text:p text:style-name="P1"/>
      <text:p text:style-name="Standard"/>
      <text:p text:style-name="Standard">NOTA: Implementar el programa principal, que invoque a los incisos a, b y c.</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6T21:44:25.454000000</meta:creation-date>
    <dc:date>2022-11-16T21:09:50.741000000</dc:date>
    <meta:editing-duration>PT4M5S</meta:editing-duration>
    <meta:editing-cycles>2</meta:editing-cycles>
    <meta:generator>LibreOffice/7.3.2.2$Windows_X86_64 LibreOffice_project/49f2b1bff42cfccbd8f788c8dc32c1c309559be0</meta:generator>
    <meta:document-statistic meta:table-count="0" meta:image-count="0" meta:object-count="0" meta:page-count="1" meta:paragraph-count="5" meta:word-count="148" meta:character-count="856" meta:non-whitespace-character-count="716"/>
  </office:meta>
</office:document-meta>
</file>